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46cm"/>
    </style:style>
    <style:style style:name="co3" style:family="table-column">
      <style:table-column-properties fo:break-before="auto" style:column-width="2.596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ff00"/>
    </style:style>
    <style:style style:name="ce4" style:family="table-cell" style:parent-style-name="Default" style:data-style-name="N11">
      <style:table-cell-properties fo:background-color="#ffff00"/>
    </style:style>
    <style:style style:name="ce8" style:family="table-cell" style:parent-style-name="Default" style:data-style-name="N11"/>
    <style:style style:name="ce9" style:family="table-cell" style:parent-style-name="Default">
      <style:table-cell-properties fo:background-color="#ffff00" style:text-align-source="fix" style:repeat-content="false" style:vertical-align="bottom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265cm" svg:height="6.899cm" svg:x="3.834cm" svg:y="11.622cm">
            <draw:object draw:notify-on-update-of-ranges="Sheet1.A1:Sheet1.B1 Sheet1.A2:Sheet1.B20 Sheet1.C1:Sheet1.C1 Sheet1.C2:Sheet1.C20 Sheet1.D1:Sheet1.D1 Sheet1.D2:Sheet1.D20 Sheet1.E1:Sheet1.E1 Sheet1.E2:Sheet1.E20 Sheet1.F1:Sheet1.F1 Sheet1.F2:Sheet1.F20 Sheet1.G1:Sheet1.G1 Sheet1.G2:Sheet1.G20 Sheet1.H1:Sheet1.H1 Sheet1.H2:Sheet1.H20 Sheet1.I1:Sheet1.I1 Sheet1.I2:Sheet1.I20 Sheet1.J1:Sheet1.J1 Sheet1.J2:Sheet1.J20 Sheet1.K1:Sheet1.K1 Sheet1.K2:Sheet1.K20 Sheet1.L1:Sheet1.L1 Sheet1.L2:Sheet1.L20 Sheet1.M1:Sheet1.M1 Sheet1.M2:Sheet1.M20 Sheet1.N1:Sheet1.N1 Sheet1.N2:Sheet1.N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                                                                                                                                          Quadern del Professor</text:p>
            <text:p/>
          </table:table-cell>
          <table:covered-table-cell table:number-columns-repeated="13" table:style-name="ce5"/>
          <table:table-cell/>
        </table:table-row>
        <table:table-row table:style-name="ro2">
          <table:table-cell table:style-name="ce3" office:value-type="string" calcext:value-type="string" table:number-columns-spanned="2" table:number-rows-spanned="1">
            <text:p>Alumnat</text:p>
          </table:table-cell>
          <table:covered-table-cell table:style-name="ce5"/>
          <table:table-cell table:style-name="ce3" office:value-type="string" calcext:value-type="string" table:number-columns-spanned="3" table:number-rows-spanned="1">
            <text:p>Pràctiques</text:p>
          </table:table-cell>
          <table:covered-table-cell table:number-columns-repeated="2" table:style-name="ce5"/>
          <table:table-cell table:style-name="ce3" office:value-type="string" calcext:value-type="string" table:number-columns-spanned="3" table:number-rows-spanned="1">
            <text:p>Exercicis</text:p>
          </table:table-cell>
          <table:covered-table-cell table:number-columns-repeated="2" table:style-name="ce5"/>
          <table:table-cell table:style-name="ce3" office:value-type="string" calcext:value-type="string" table:number-columns-spanned="3" table:number-rows-spanned="1">
            <text:p>Exàmens</text:p>
          </table:table-cell>
          <table:covered-table-cell table:number-columns-repeated="2" table:style-name="ce5"/>
          <table:table-cell table:style-name="ce3" office:value-type="string" calcext:value-type="string" table:number-columns-spanned="2" table:number-rows-spanned="1">
            <text:p>Treball</text:p>
          </table:table-cell>
          <table:covered-table-cell table:style-name="ce5"/>
          <table:table-cell table:style-name="ce9"/>
          <table:table-cell/>
        </table:table-row>
        <table:table-row table:style-name="ro2">
          <table:table-cell table:style-name="ce5" office:value-type="string" calcext:value-type="string">
            <text:p>Cognoms</text:p>
          </table:table-cell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P1</text:p>
          </table:table-cell>
          <table:table-cell table:style-name="ce5" office:value-type="string" calcext:value-type="string">
            <text:p>P2</text:p>
          </table:table-cell>
          <table:table-cell table:style-name="ce5" office:value-type="string" calcext:value-type="string">
            <text:p>P3</text:p>
          </table:table-cell>
          <table:table-cell table:style-name="ce5" office:value-type="string" calcext:value-type="string">
            <text:p>E1</text:p>
          </table:table-cell>
          <table:table-cell table:style-name="ce5" office:value-type="string" calcext:value-type="string">
            <text:p>E2</text:p>
          </table:table-cell>
          <table:table-cell table:style-name="ce5" office:value-type="string" calcext:value-type="string">
            <text:p>E3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A Casa</text:p>
          </table:table-cell>
          <table:table-cell table:style-name="ce5" office:value-type="string" calcext:value-type="string">
            <text:p>A Classe</text:p>
          </table:table-cell>
          <table:table-cell table:style-name="ce5"/>
          <table:table-cell/>
        </table:table-row>
        <table:table-row table:style-name="ro2">
          <table:table-cell table:style-name="ce5" table:number-columns-repeated="2"/>
          <table:table-cell table:number-columns-repeated="3" table:style-name="ce4" office:value-type="percentage" office:value="0.3" calcext:value-type="percentage">
            <text:p>30,00%</text:p>
          </table:table-cell>
          <table:table-cell table:number-columns-repeated="3" table:style-name="ce4" office:value-type="percentage" office:value="0.1" calcext:value-type="percentage">
            <text:p>10,00%</text:p>
          </table:table-cell>
          <table:table-cell table:number-columns-repeated="3" table:style-name="ce4" office:value-type="percentage" office:value="0.5" calcext:value-type="percentage">
            <text:p>50,00%</text:p>
          </table:table-cell>
          <table:table-cell table:number-columns-repeated="2" table:style-name="ce4" office:value-type="percentage" office:value="0.1" calcext:value-type="percentage">
            <text:p>10,00%</text:p>
          </table:table-cell>
          <table:table-cell table:style-name="ce3" office:value-type="string" calcext:value-type="string">
            <text:p>[Nota Final]</text:p>
          </table:table-cell>
          <table:table-cell table:style-name="ce8"/>
        </table:table-row>
        <table:table-row table:style-name="ro2">
          <table:table-cell office:value-type="string" calcext:value-type="string">
            <text:p>Serra</text:p>
          </table:table-cell>
          <table:table-cell office:value-type="string" calcext:value-type="string">
            <text:p>Pau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AVERAGE([.C5:.M5])" office:value-type="float" office:value="7.27272727272727" calcext:value-type="float">
            <text:p>7,27272727272727</text:p>
          </table:table-cell>
          <table:table-cell/>
        </table:table-row>
        <table:table-row table:style-name="ro2">
          <table:table-cell office:value-type="string" calcext:value-type="string">
            <text:p>Martínez</text:p>
          </table:table-cell>
          <table:table-cell office:value-type="string" calcext:value-type="string">
            <text:p>Laia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AVERAGE([.C6:.M6])" office:value-type="float" office:value="8.09090909090909" calcext:value-type="float">
            <text:p>8,09090909090909</text:p>
          </table:table-cell>
          <table:table-cell/>
        </table:table-row>
        <table:table-row table:style-name="ro2">
          <table:table-cell office:value-type="string" calcext:value-type="string">
            <text:p>Ribas</text:p>
          </table:table-cell>
          <table:table-cell office:value-type="string" calcext:value-type="string">
            <text:p>Joa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AVERAGE([.C7:.M7])" office:value-type="float" office:value="5.72727272727273" calcext:value-type="float">
            <text:p>5,72727272727273</text:p>
          </table:table-cell>
          <table:table-cell/>
        </table:table-row>
        <table:table-row table:style-name="ro2">
          <table:table-cell office:value-type="string" calcext:value-type="string">
            <text:p>Vila</text:p>
          </table:table-cell>
          <table:table-cell office:value-type="string" calcext:value-type="string">
            <text:p>Anna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AVERAGE([.C8:.M8])" office:value-type="float" office:value="8.18181818181818" calcext:value-type="float">
            <text:p>8,18181818181818</text:p>
          </table:table-cell>
          <table:table-cell/>
        </table:table-row>
        <table:table-row table:style-name="ro2">
          <table:table-cell office:value-type="string" calcext:value-type="string">
            <text:p>Torres</text:p>
          </table:table-cell>
          <table:table-cell office:value-type="string" calcext:value-type="string">
            <text:p>Mirei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AVERAGE([.C9:.M9])" office:value-type="float" office:value="6.18181818181818" calcext:value-type="float">
            <text:p>6,18181818181818</text:p>
          </table:table-cell>
          <table:table-cell/>
        </table:table-row>
        <table:table-row table:style-name="ro2">
          <table:table-cell office:value-type="string" calcext:value-type="string">
            <text:p>Pons</text:p>
          </table:table-cell>
          <table:table-cell office:value-type="string" calcext:value-type="string">
            <text:p>Carla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AVERAGE([.C10:.M10])" office:value-type="float" office:value="8.36363636363636" calcext:value-type="float">
            <text:p>8,36363636363636</text:p>
          </table:table-cell>
          <table:table-cell/>
        </table:table-row>
        <table:table-row table:style-name="ro2">
          <table:table-cell office:value-type="string" calcext:value-type="string">
            <text:p>Solé</text:p>
          </table:table-cell>
          <table:table-cell office:value-type="string" calcext:value-type="string">
            <text:p>Nil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AVERAGE([.C11:.M11])" office:value-type="float" office:value="6.09090909090909" calcext:value-type="float">
            <text:p>6,09090909090909</text:p>
          </table:table-cell>
          <table:table-cell/>
        </table:table-row>
        <table:table-row table:style-name="ro2">
          <table:table-cell office:value-type="string" calcext:value-type="string">
            <text:p>Ferrer</text:p>
          </table:table-cell>
          <table:table-cell office:value-type="string" calcext:value-type="string">
            <text:p>Sar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AVERAGE([.C12:.M12])" office:value-type="float" office:value="8.90909090909091" calcext:value-type="float">
            <text:p>8,90909090909091</text:p>
          </table:table-cell>
          <table:table-cell/>
        </table:table-row>
        <table:table-row table:style-name="ro2">
          <table:table-cell office:value-type="string" calcext:value-type="string">
            <text:p>Casas</text:p>
          </table:table-cell>
          <table:table-cell office:value-type="string" calcext:value-type="string">
            <text:p>Arnau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AVERAGE([.C13:.M13])" office:value-type="float" office:value="6.81818181818182" calcext:value-type="float">
            <text:p>6,81818181818182</text:p>
          </table:table-cell>
          <table:table-cell/>
        </table:table-row>
        <table:table-row table:style-name="ro2">
          <table:table-cell office:value-type="string" calcext:value-type="string">
            <text:p>Duran</text:p>
          </table:table-cell>
          <table:table-cell office:value-type="string" calcext:value-type="string">
            <text:p>Clara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AVERAGE([.C14:.M14])" office:value-type="float" office:value="7.63636363636364" calcext:value-type="float">
            <text:p>7,63636363636364</text:p>
          </table:table-cell>
          <table:table-cell/>
        </table:table-row>
        <table:table-row table:style-name="ro2">
          <table:table-cell office:value-type="string" calcext:value-type="string">
            <text:p>Roca</text:p>
          </table:table-cell>
          <table:table-cell office:value-type="string" calcext:value-type="string">
            <text:p>Mar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AVERAGE([.C15:.M15])" office:value-type="float" office:value="5.18181818181818" calcext:value-type="float">
            <text:p>5,18181818181818</text:p>
          </table:table-cell>
          <table:table-cell/>
        </table:table-row>
        <table:table-row table:style-name="ro2">
          <table:table-cell office:value-type="string" calcext:value-type="string">
            <text:p>Costa</text:p>
          </table:table-cell>
          <table:table-cell office:value-type="string" calcext:value-type="string">
            <text:p>Laia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AVERAGE([.C16:.M16])" office:value-type="float" office:value="8.90909090909091" calcext:value-type="float">
            <text:p>8,90909090909091</text:p>
          </table:table-cell>
          <table:table-cell/>
        </table:table-row>
        <table:table-row table:style-name="ro2">
          <table:table-cell office:value-type="string" calcext:value-type="string">
            <text:p>Reig</text:p>
          </table:table-cell>
          <table:table-cell office:value-type="string" calcext:value-type="string">
            <text:p>Pol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AVERAGE([.C17:.M17])" office:value-type="float" office:value="6.45454545454545" calcext:value-type="float">
            <text:p>6,45454545454545</text:p>
          </table:table-cell>
          <table:table-cell/>
        </table:table-row>
        <table:table-row table:style-name="ro2">
          <table:table-cell office:value-type="string" calcext:value-type="string">
            <text:p>Batlle</text:p>
          </table:table-cell>
          <table:table-cell office:value-type="string" calcext:value-type="string">
            <text:p>Júlia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AVERAGE([.C18:.M18])" office:value-type="float" office:value="7.81818181818182" calcext:value-type="float">
            <text:p>7,81818181818182</text:p>
          </table:table-cell>
          <table:table-cell/>
        </table:table-row>
        <table:table-row table:style-name="ro2">
          <table:table-cell office:value-type="string" calcext:value-type="string">
            <text:p>Piqué</text:p>
          </table:table-cell>
          <table:table-cell office:value-type="string" calcext:value-type="string">
            <text:p>Leo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AVERAGE([.C19:.M19])" office:value-type="float" office:value="6.90909090909091" calcext:value-type="float">
            <text:p>6,90909090909091</text:p>
          </table:table-cell>
          <table:table-cell/>
        </table:table-row>
        <table:table-row table:style-name="ro2">
          <table:table-cell office:value-type="string" calcext:value-type="string">
            <text:p>Arnau</text:p>
          </table:table-cell>
          <table:table-cell office:value-type="string" calcext:value-type="string">
            <text:p>Mirei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AVERAGE([.C20:.M20])" office:value-type="float" office:value="8.72727272727273" calcext:value-type="float">
            <text:p>8,72727272727273</text:p>
          </table:table-cell>
          <table:table-cell/>
        </table:table-row>
        <table:table-row table:style-name="ro2">
          <table:table-cell table:number-columns-repeated="2"/>
          <table:table-cell table:style-name="ce8" table:number-columns-repeated="1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/00/0000</text:date>, <text:time style:data-style-name="N2" text:time-value="07:29:48.5337580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8T21:26:20.868503786</meta:creation-date>
    <dc:date>2025-12-01T07:39:18.531670479</dc:date>
    <meta:editing-duration>PT19M28S</meta:editing-duration>
    <meta:editing-cycles>4</meta:editing-cycles>
    <meta:generator>LibreOffice/24.2.7.2$Linux_X86_64 LibreOffice_project/420$Build-2</meta:generator>
    <meta:document-statistic meta:table-count="1" meta:cell-count="25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2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2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26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27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8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9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30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31" style:family="chart">
      <style:graphic-properties draw:stroke="solid" svg:stroke-color="#b3b3b3" draw:fill="none" draw:fill-color="#e6e6e6"/>
    </style:style>
    <style:style style:name="ch32" style:family="chart">
      <style:graphic-properties svg:stroke-color="#b3b3b3" draw:fill-color="#cccccc"/>
    </style:style>
  </office:automatic-styles>
  <office:body>
    <office:chart>
      <chart:chart svg:width="12.266cm" svg:height="6.9cm" xlink:href=".." xlink:type="simple" chart:class="chart:circle" chart:style-name="ch1">
        <chart:legend chart:legend-position="end" svg:x="6.627cm" svg:y="0.91cm" style:legend-expansion="high" chart:style-name="ch2"/>
        <chart:plot-area chart:style-name="ch3" table:cell-range-address="Sheet1.A1:Sheet1.N20" chart:data-source-has-labels="both" svg:x="0.35cm" svg:y="0.35cm" svg:width="5.927cm" svg:height="6.2cm">
          <chart:coordinate-region svg:x="0.35cm" svg:y="0.487cm" svg:width="5.927cm" svg:height="5.927cm"/>
          <chart:axis chart:dimension="x" chart:name="primary-x" chart:style-name="ch4" chartooo:axis-type="auto">
            <chartooo:date-scale/>
            <chart:categories table:cell-range-address="Sheet1.A2:Sheet1.B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20" chart:label-cell-address="Sheet1.C1:Sheet1.C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20" chart:values-cell-range-address="Sheet1.D2:Sheet1.D20" chart:label-cell-address="Sheet1.D1:Sheet1.D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21" chart:values-cell-range-address="Sheet1.E2:Sheet1.E20" chart:label-cell-address="Sheet1.E1:Sheet1.E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22" chart:values-cell-range-address="Sheet1.F2:Sheet1.F20" chart:label-cell-address="Sheet1.F1:Sheet1.F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23" chart:values-cell-range-address="Sheet1.G2:Sheet1.G20" chart:label-cell-address="Sheet1.G1:Sheet1.G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24" chart:values-cell-range-address="Sheet1.H2:Sheet1.H20" chart:label-cell-address="Sheet1.H1:Sheet1.H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25" chart:values-cell-range-address="Sheet1.I2:Sheet1.I20" chart:label-cell-address="Sheet1.I1:Sheet1.I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26" chart:values-cell-range-address="Sheet1.J2:Sheet1.J20" chart:label-cell-address="Sheet1.J1:Sheet1.J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27" chart:values-cell-range-address="Sheet1.K2:Sheet1.K20" chart:label-cell-address="Sheet1.K1:Sheet1.K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28" chart:values-cell-range-address="Sheet1.L2:Sheet1.L20" chart:label-cell-address="Sheet1.L1:Sheet1.L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29" chart:values-cell-range-address="Sheet1.M2:Sheet1.M20" chart:label-cell-address="Sheet1.M1:Sheet1.M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30" chart:values-cell-range-address="Sheet1.N2:Sheet1.N20" chart:label-cell-address="Sheet1.N1:Sheet1.N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31"/>
          <chart:floor chart:style-name="ch3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C1:Sheet1.C1</svg:desc>
                </draw:g>
              </table:table-cell>
              <table:table-cell office:value-type="string">
                <text:p/>
                <draw:g>
                  <svg:desc>Sheet1.D1:Sheet1.D1</svg:desc>
                </draw:g>
              </table:table-cell>
              <table:table-cell office:value-type="string">
                <text:p/>
                <draw:g>
                  <svg:desc>Sheet1.E1:Sheet1.E1</svg:desc>
                </draw:g>
              </table:table-cell>
              <table:table-cell office:value-type="string">
                <text:p/>
                <draw:g>
                  <svg:desc>Sheet1.F1:Sheet1.F1</svg:desc>
                </draw:g>
              </table:table-cell>
              <table:table-cell office:value-type="string">
                <text:p/>
                <draw:g>
                  <svg:desc>Sheet1.G1:Sheet1.G1</svg:desc>
                </draw:g>
              </table:table-cell>
              <table:table-cell office:value-type="string">
                <text:p/>
                <draw:g>
                  <svg:desc>Sheet1.H1:Sheet1.H1</svg:desc>
                </draw:g>
              </table:table-cell>
              <table:table-cell office:value-type="string">
                <text:p/>
                <draw:g>
                  <svg:desc>Sheet1.I1:Sheet1.I1</svg:desc>
                </draw:g>
              </table:table-cell>
              <table:table-cell office:value-type="string">
                <text:p/>
                <draw:g>
                  <svg:desc>Sheet1.J1:Sheet1.J1</svg:desc>
                </draw:g>
              </table:table-cell>
              <table:table-cell office:value-type="string">
                <text:p/>
                <draw:g>
                  <svg:desc>Sheet1.K1:Sheet1.K1</svg:desc>
                </draw:g>
              </table:table-cell>
              <table:table-cell office:value-type="string">
                <text:p/>
                <draw:g>
                  <svg:desc>Sheet1.L1:Sheet1.L1</svg:desc>
                </draw:g>
              </table:table-cell>
              <table:table-cell office:value-type="string">
                <text:p/>
                <draw:g>
                  <svg:desc>Sheet1.M1:Sheet1.M1</svg:desc>
                </draw:g>
              </table:table-cell>
              <table:table-cell office:value-type="string">
                <text:p/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umnat</text:p>
                <text:list>
                  <text:list-item>
                    <text:p>Alumnat</text:p>
                  </text:list-item>
                  <text:list-item>
                    <text:p/>
                  </text:list-item>
                </text:list>
                <draw:g>
                  <svg:desc>Sheet1.A2:Sheet1.B20</svg:desc>
                </draw:g>
              </table:table-cell>
              <table:table-cell office:value-type="float" office:value="NaN">
                <text:p>NaN</text:p>
                <draw:g>
                  <svg:desc>Sheet1.C2:Sheet1.C20</svg:desc>
                </draw:g>
              </table:table-cell>
              <table:table-cell office:value-type="float" office:value="NaN">
                <text:p>NaN</text:p>
                <draw:g>
                  <svg:desc>Sheet1.D2:Sheet1.D20</svg:desc>
                </draw:g>
              </table:table-cell>
              <table:table-cell office:value-type="float" office:value="NaN">
                <text:p>NaN</text:p>
                <draw:g>
                  <svg:desc>Sheet1.E2:Sheet1.E20</svg:desc>
                </draw:g>
              </table:table-cell>
              <table:table-cell office:value-type="float" office:value="NaN">
                <text:p>NaN</text:p>
                <draw:g>
                  <svg:desc>Sheet1.F2:Sheet1.F20</svg:desc>
                </draw:g>
              </table:table-cell>
              <table:table-cell office:value-type="float" office:value="NaN">
                <text:p>NaN</text:p>
                <draw:g>
                  <svg:desc>Sheet1.G2:Sheet1.G20</svg:desc>
                </draw:g>
              </table:table-cell>
              <table:table-cell office:value-type="float" office:value="NaN">
                <text:p>NaN</text:p>
                <draw:g>
                  <svg:desc>Sheet1.H2:Sheet1.H20</svg:desc>
                </draw:g>
              </table:table-cell>
              <table:table-cell office:value-type="float" office:value="NaN">
                <text:p>NaN</text:p>
                <draw:g>
                  <svg:desc>Sheet1.I2:Sheet1.I20</svg:desc>
                </draw:g>
              </table:table-cell>
              <table:table-cell office:value-type="float" office:value="NaN">
                <text:p>NaN</text:p>
                <draw:g>
                  <svg:desc>Sheet1.J2:Sheet1.J20</svg:desc>
                </draw:g>
              </table:table-cell>
              <table:table-cell office:value-type="float" office:value="NaN">
                <text:p>NaN</text:p>
                <draw:g>
                  <svg:desc>Sheet1.K2:Sheet1.K20</svg:desc>
                </draw:g>
              </table:table-cell>
              <table:table-cell office:value-type="float" office:value="NaN">
                <text:p>NaN</text:p>
                <draw:g>
                  <svg:desc>Sheet1.L2:Sheet1.L20</svg:desc>
                </draw:g>
              </table:table-cell>
              <table:table-cell office:value-type="float" office:value="NaN">
                <text:p>NaN</text:p>
                <draw:g>
                  <svg:desc>Sheet1.M2:Sheet1.M20</svg:desc>
                </draw:g>
              </table:table-cell>
              <table:table-cell office:value-type="float" office:value="NaN">
                <text:p>NaN</text:p>
                <draw:g>
                  <svg:desc>Sheet1.N2:Sheet1.N20</svg:desc>
                </draw:g>
              </table:table-cell>
            </table:table-row>
            <table:table-row>
              <table:table-cell office:value-type="string">
                <text:p>Cognoms Nom</text:p>
                <text:list>
                  <text:list-item>
                    <text:p>Cognoms</text:p>
                  </text:list-item>
                  <text:list-item>
                    <text:p>Nom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gnoms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rra Pau</text:p>
                <text:list>
                  <text:list-item>
                    <text:p>Serra</text:p>
                  </text:list-item>
                  <text:list-item>
                    <text:p>Pau</text:p>
                  </text:list-item>
                </text:list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.27272727272727">
                <text:p>7.27272727272727</text:p>
              </table:table-cell>
            </table:table-row>
            <table:table-row>
              <table:table-cell office:value-type="string">
                <text:p>Martínez Laia</text:p>
                <text:list>
                  <text:list-item>
                    <text:p>Martínez</text:p>
                  </text:list-item>
                  <text:list-item>
                    <text:p>Laia</text:p>
                  </text:list-item>
                </text:list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.09090909090909">
                <text:p>8.09090909090909</text:p>
              </table:table-cell>
            </table:table-row>
            <table:table-row>
              <table:table-cell office:value-type="string">
                <text:p>Ribas Joan</text:p>
                <text:list>
                  <text:list-item>
                    <text:p>Ribas</text:p>
                  </text:list-item>
                  <text:list-item>
                    <text:p>Joan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.72727272727273">
                <text:p>5.72727272727273</text:p>
              </table:table-cell>
            </table:table-row>
            <table:table-row>
              <table:table-cell office:value-type="string">
                <text:p>Vila Anna</text:p>
                <text:list>
                  <text:list-item>
                    <text:p>Vila</text:p>
                  </text:list-item>
                  <text:list-item>
                    <text:p>Anna</text:p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8.18181818181818">
                <text:p>8.18181818181818</text:p>
              </table:table-cell>
            </table:table-row>
            <table:table-row>
              <table:table-cell office:value-type="string">
                <text:p>Torres Mireia</text:p>
                <text:list>
                  <text:list-item>
                    <text:p>Torres</text:p>
                  </text:list-item>
                  <text:list-item>
                    <text:p>Mireia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6.18181818181818">
                <text:p>6.18181818181818</text:p>
              </table:table-cell>
            </table:table-row>
            <table:table-row>
              <table:table-cell office:value-type="string">
                <text:p>Pons Carla</text:p>
                <text:list>
                  <text:list-item>
                    <text:p>Pons</text:p>
                  </text:list-item>
                  <text:list-item>
                    <text:p>Carla</text:p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8.36363636363636">
                <text:p>8.36363636363636</text:p>
              </table:table-cell>
            </table:table-row>
            <table:table-row>
              <table:table-cell office:value-type="string">
                <text:p>Solé Nil</text:p>
                <text:list>
                  <text:list-item>
                    <text:p>Solé</text:p>
                  </text:list-item>
                  <text:list-item>
                    <text:p>Nil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09090909090909">
                <text:p>6.09090909090909</text:p>
              </table:table-cell>
            </table:table-row>
            <table:table-row>
              <table:table-cell office:value-type="string">
                <text:p>Ferrer Sara</text:p>
                <text:list>
                  <text:list-item>
                    <text:p>Ferrer</text:p>
                  </text:list-item>
                  <text:list-item>
                    <text:p>Sara</text:p>
                  </text:list-item>
                </text:list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.90909090909091">
                <text:p>8.90909090909091</text:p>
              </table:table-cell>
            </table:table-row>
            <table:table-row>
              <table:table-cell office:value-type="string">
                <text:p>Casas Arnau</text:p>
                <text:list>
                  <text:list-item>
                    <text:p>Casas</text:p>
                  </text:list-item>
                  <text:list-item>
                    <text:p>Arnau</text:p>
                  </text:list-item>
                </text:list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81818181818182">
                <text:p>6.81818181818182</text:p>
              </table:table-cell>
            </table:table-row>
            <table:table-row>
              <table:table-cell office:value-type="string">
                <text:p>Duran Clara</text:p>
                <text:list>
                  <text:list-item>
                    <text:p>Duran</text:p>
                  </text:list-item>
                  <text:list-item>
                    <text:p>Clara</text:p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.63636363636364">
                <text:p>7.63636363636364</text:p>
              </table:table-cell>
            </table:table-row>
            <table:table-row>
              <table:table-cell office:value-type="string">
                <text:p>Roca Marc</text:p>
                <text:list>
                  <text:list-item>
                    <text:p>Roca</text:p>
                  </text:list-item>
                  <text:list-item>
                    <text:p>Marc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18181818181818">
                <text:p>5.18181818181818</text:p>
              </table:table-cell>
            </table:table-row>
            <table:table-row>
              <table:table-cell office:value-type="string">
                <text:p>Costa Laia</text:p>
                <text:list>
                  <text:list-item>
                    <text:p>Costa</text:p>
                  </text:list-item>
                  <text:list-item>
                    <text:p>Laia</text:p>
                  </text:list-item>
                </text:list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.90909090909091">
                <text:p>8.90909090909091</text:p>
              </table:table-cell>
            </table:table-row>
            <table:table-row>
              <table:table-cell office:value-type="string">
                <text:p>Reig Pol</text:p>
                <text:list>
                  <text:list-item>
                    <text:p>Reig</text:p>
                  </text:list-item>
                  <text:list-item>
                    <text:p>Pol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6.45454545454545">
                <text:p>6.45454545454545</text:p>
              </table:table-cell>
            </table:table-row>
            <table:table-row>
              <table:table-cell office:value-type="string">
                <text:p>Batlle Júlia</text:p>
                <text:list>
                  <text:list-item>
                    <text:p>Batlle</text:p>
                  </text:list-item>
                  <text:list-item>
                    <text:p>Júlia</text:p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.81818181818182">
                <text:p>7.81818181818182</text:p>
              </table:table-cell>
            </table:table-row>
            <table:table-row>
              <table:table-cell office:value-type="string">
                <text:p>Piqué Leo</text:p>
                <text:list>
                  <text:list-item>
                    <text:p>Piqué</text:p>
                  </text:list-item>
                  <text:list-item>
                    <text:p>Leo</text:p>
                  </text:list-item>
                </text:list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90909090909091">
                <text:p>6.90909090909091</text:p>
              </table:table-cell>
            </table:table-row>
            <table:table-row>
              <table:table-cell office:value-type="string">
                <text:p>Arnau Mireia</text:p>
                <text:list>
                  <text:list-item>
                    <text:p>Arnau</text:p>
                  </text:list-item>
                  <text:list-item>
                    <text:p>Mireia</text:p>
                  </text:list-item>
                </text:list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8.72727272727273">
                <text:p>8.72727272727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